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e0224" officeooo:paragraph-rsid="000e0224"/>
    </style:style>
    <style:style style:name="P2" style:family="paragraph" style:parent-style-name="Standard">
      <style:text-properties officeooo:rsid="000f4cbe" officeooo:paragraph-rsid="000f4cbe"/>
    </style:style>
    <style:style style:name="P3" style:family="paragraph" style:parent-style-name="Standard">
      <style:text-properties officeooo:rsid="00104645" officeooo:paragraph-rsid="00104645"/>
    </style:style>
    <style:style style:name="P4" style:family="paragraph" style:parent-style-name="Standard">
      <style:text-properties officeooo:rsid="00108b9e" officeooo:paragraph-rsid="00108b9e"/>
    </style:style>
    <style:style style:name="P5" style:family="paragraph" style:parent-style-name="Standard">
      <style:text-properties officeooo:rsid="0016704a" officeooo:paragraph-rsid="0016704a"/>
    </style:style>
    <style:style style:name="P6" style:family="paragraph" style:parent-style-name="Standard">
      <style:text-properties officeooo:rsid="0019f26e" officeooo:paragraph-rsid="0020528d"/>
    </style:style>
    <style:style style:name="P7" style:family="paragraph" style:parent-style-name="Standard">
      <style:text-properties officeooo:rsid="0019f26e" officeooo:paragraph-rsid="002169a9"/>
    </style:style>
    <style:style style:name="P8" style:family="paragraph" style:parent-style-name="Standard">
      <style:text-properties officeooo:rsid="0019f26e" officeooo:paragraph-rsid="0025b8ff"/>
    </style:style>
    <style:style style:name="P9" style:family="paragraph" style:parent-style-name="Standard">
      <style:text-properties officeooo:rsid="0019f26e" officeooo:paragraph-rsid="00273b84"/>
    </style:style>
    <style:style style:name="P10" style:family="paragraph" style:parent-style-name="Standard">
      <style:text-properties officeooo:rsid="00273b84" officeooo:paragraph-rsid="00273b84"/>
    </style:style>
    <style:style style:name="P11" style:family="paragraph" style:parent-style-name="Standard">
      <style:text-properties officeooo:rsid="002874b4" officeooo:paragraph-rsid="002874b4"/>
    </style:style>
    <style:style style:name="P12" style:family="paragraph" style:parent-style-name="Standard">
      <style:text-properties officeooo:rsid="002b82f9" officeooo:paragraph-rsid="002b82f9"/>
    </style:style>
    <style:style style:name="P13" style:family="paragraph" style:parent-style-name="Standard">
      <style:text-properties officeooo:rsid="002f53c3" officeooo:paragraph-rsid="002f53c3"/>
    </style:style>
    <style:style style:name="P14" style:family="paragraph" style:parent-style-name="Standard">
      <style:text-properties officeooo:rsid="0037dff0" officeooo:paragraph-rsid="0037dff0"/>
    </style:style>
    <style:style style:name="P15" style:family="paragraph" style:parent-style-name="Standard">
      <style:text-properties officeooo:rsid="003adcc7" officeooo:paragraph-rsid="003adcc7"/>
    </style:style>
    <style:style style:name="P16" style:family="paragraph" style:parent-style-name="Standard">
      <style:text-properties officeooo:rsid="0040c64b" officeooo:paragraph-rsid="0040c64b"/>
    </style:style>
    <style:style style:name="P17" style:family="paragraph" style:parent-style-name="Standard">
      <style:text-properties officeooo:rsid="0042bc54" officeooo:paragraph-rsid="0042bc54"/>
    </style:style>
    <style:style style:name="P18" style:family="paragraph" style:parent-style-name="Standard">
      <style:text-properties officeooo:rsid="004ab226" officeooo:paragraph-rsid="004ab226"/>
    </style:style>
    <style:style style:name="T1" style:family="text">
      <style:text-properties officeooo:rsid="001782f7"/>
    </style:style>
    <style:style style:name="T2" style:family="text">
      <style:text-properties officeooo:rsid="001ce59c"/>
    </style:style>
    <style:style style:name="T3" style:family="text">
      <style:text-properties officeooo:rsid="002169a9"/>
    </style:style>
    <style:style style:name="T4" style:family="text">
      <style:text-properties officeooo:rsid="0025b8ff"/>
    </style:style>
    <style:style style:name="T5" style:family="text">
      <style:text-properties officeooo:rsid="002cb7a7"/>
    </style:style>
    <style:style style:name="T6" style:family="text">
      <style:text-properties officeooo:rsid="004325b2"/>
    </style:style>
    <style:style style:name="T7" style:family="text">
      <style:text-properties officeooo:rsid="004b3e61"/>
    </style:style>
    <style:style style:name="T8" style:family="text">
      <style:text-properties officeooo:rsid="004c3a10"/>
    </style:style>
    <style:style style:name="T9" style:family="text">
      <style:text-properties officeooo:rsid="0050f5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 series: Integrating ecology across scales of biological organisation </text:p>
      <text:p text:style-name="P1">Dr Diego Barneche </text:p>
      <text:p text:style-name="P1"/>
      <text:p text:style-name="P2">First principles from chemistry and physics (matter and energy can be interchangeble) – metabolic theory of ecology formailises this.</text:p>
      <text:p text:style-name="P2"/>
      <text:p text:style-name="P3">Once it is understood on an individual basis it can be scaled up to population and beyond size. </text:p>
      <text:p text:style-name="P4">Size corrected biomass is biomass accounting for underlying size specific metabolic processes. </text:p>
      <text:p text:style-name="P4"/>
      <text:p text:style-name="P5">Collected metabolic rate for many fish spp and collated them. <text:span text:style-name="T1">Values are very close to what is predicted by theoretical approach. </text:span></text:p>
      <text:p text:style-name="P5"/>
      <text:p text:style-name="P6">Predictions made on effects on size corrected biomass, differ depending on if temp is fixed, or NPP is fixed (opposite slope direction). <text:span text:style-name="T2">Findings are a near match to predictions. Limitations in that this is basically pelaigic only, and only on plantivores in the system. </text:span></text:p>
      <text:p text:style-name="P6"/>
      <text:p text:style-name="P7"><text:span text:style-name="T3">10% energy transfer between trophic levels, so a pyramid of biomass? Not the case in pristine coral reefs, inverted pyramids of biomass. </text:span></text:p>
      <text:p text:style-name="P8"><text:span text:style-name="T3">What happens if we size correct (account for turnover rate)? Makes it look much more like a pyramid, so the 10% calulation holds much better.</text:span></text:p>
      <text:p text:style-name="P10"/>
      <text:p text:style-name="P9"><text:span text:style-name="T4">Still surprising, as uncorrected biomass is very top predator concentrated (thought to be due to the fact that a reef is not a closed system in that top predators will have many reefs as home range/are migratory and pelagic). So probably looks much more like the 10% pyramid if you look at the whole closed system. </text:span></text:p>
      <text:p text:style-name="P9"/>
      <text:p text:style-name="P11">Growth rates and metabolic ecology. </text:p>
      <text:p text:style-name="P12">Cost of growth = respiration/growth <text:span text:style-name="T5">(how much respiration is converted into growth). </text:span></text:p>
      <text:p text:style-name="P12"/>
      <text:p text:style-name="P13">Efficiency of growth decreases over time (more energy dedicated to growth and more to maintanece). </text:p>
      <text:p text:style-name="P13"/>
      <text:p text:style-name="P14">(this is going over my head somewhat, I think I tuned out momentarily and we had moved on to something different). </text:p>
      <text:p text:style-name="P14"/>
      <text:p text:style-name="P15">Efficiency of transfer decreases with increasing temp (I think) due to cost of growth increasing with temp. </text:p>
      <text:p text:style-name="P15"/>
      <text:p text:style-name="P16">Decline in productivity of fisheries in tropics and subtropics between 2000 – 2100 due to warming seas. </text:p>
      <text:p text:style-name="P16"/>
      <text:p text:style-name="P17">Looking now at life history traits: egg size, geolocated eggs with size. Systematic decline in egg size as temp gets warmer, also happening with food regime, as more food is around eggs become smaller (partitioning of energy into many eggs instead of fewer better provisioned eggs). </text:p>
      <text:p text:style-name="P17"/>
      <text:p text:style-name="P17">Size of marine fish impacts power of reproduction. <text:span text:style-name="T6">Popular theory is isometric scaling (always same proportion of energy dedicated to reproduction), but some think hyper-allometric scaling, where disproportionate energy allocation as females get larger. Empirical studies support hyper-allometric relationship.Very interesting (also something I think has actually been known by fisheries scientists for a long while now? I have a recollection of knowing about this from a long time back, its why theres an upper bound on take size in say the USA).</text:span></text:p>
      <text:p text:style-name="P17"/>
      <text:p text:style-name="P18"><text:soft-page-break/>Making some bold claims in summation (that I’m not convinced are accurate):</text:p>
      <text:p text:style-name="P18"><text:span text:style-name="T7">R</text:span>eset theoretical assumptions in life history, ontogenetic growth and fisheries harvesting regimes. - <text:span text:style-name="T9">I don’t agree (I feel these were theories that were out there and accepted before this paper)</text:span></text:p>
      <text:p text:style-name="P18"><text:span text:style-name="T7">C</text:span>onfirms why MPAs have a fundamantal role i<text:span text:style-name="T8">n fisheries management. - I agree</text:span></text:p>
      <text:p text:style-name="P18">Size decline preceeds fisheries collapse. - <text:span text:style-name="T9">I agree</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2:56:30.603085884</meta:creation-date>
    <dc:date>2019-02-07T13:41:03.761842992</dc:date>
    <meta:editing-duration>PT44M13S</meta:editing-duration>
    <meta:editing-cycles>44</meta:editing-cycles>
    <meta:generator>LibreOffice/6.0.7.3$Linux_X86_64 LibreOffice_project/00m0$Build-3</meta:generator>
    <meta:document-statistic meta:table-count="0" meta:image-count="0" meta:object-count="0" meta:page-count="2" meta:paragraph-count="22" meta:word-count="505" meta:character-count="3187" meta:non-whitespace-character-count="2687"/>
  </office:meta>
</office:document-meta>
</file>